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0D60000008F96D3FD823AE93D79.png" manifest:media-type="image/png"/>
  <manifest:file-entry manifest:full-path="Pictures/1000000000000CEC000009B14875E66B9DEA57F2.png" manifest:media-type="image/png"/>
  <manifest:file-entry manifest:full-path="Pictures/10000201000002D500000175A71CB9FED9D0D7F5.png" manifest:media-type="image/png"/>
  <manifest:file-entry manifest:full-path="Pictures/10000201000002D5000001759512FDEFE4EE75E0.png" manifest:media-type="image/png"/>
  <manifest:file-entry manifest:full-path="Pictures/10000201000002D5000001754D421CBE90ABE531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Ubuntu Condensed1" svg:font-family="'Ubuntu Condensed'"/>
    <style:font-face style:name="DejaVu Sans1" svg:font-family="'DejaVu Sans'" style:font-family-generic="swiss"/>
    <style:font-face style:name="Georgia" svg:font-family="Georgia" style:font-family-generic="swiss"/>
    <style:font-face style:name="DejaVu Sans3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3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text">
      <style:graphic-properties fo:min-height="0.8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  <style:paragraph-properties style:writing-mode="lr-tb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5.75cm"/>
      <style:paragraph-properties style:writing-mode="lr-tb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3" style:family="graphic" style:parent-style-name="Обычный_5f_3_5f_5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622cm"/>
      <style:paragraph-properties style:writing-mode="lr-tb"/>
    </style:style>
    <style:style style:name="pr4" style:family="presentation" style:parent-style-name="Inspiration-title">
      <style:graphic-properties fo:min-height="1.475cm"/>
      <style:paragraph-properties style:writing-mode="lr-tb"/>
    </style:style>
    <style:style style:name="pr5" style:family="presentation" style:parent-style-name="Inspiration-title">
      <style:graphic-properties fo:min-height="1.2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ejaVu Sans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style:writing-mode="lr-tb"/>
      <style:text-properties style:font-name="DejaVu Sans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428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5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style:font-name="DejaVu Sans" fo:font-size="18pt" style:font-size-asian="18pt" style:font-size-complex="18pt"/>
    </style:style>
    <style:style style:name="P1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 style:writing-mode="lr-tb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size-asian="18pt" style:language-asian="zh" style:country-asian="CN" style:font-style-asian="normal" style:font-weight-asian="normal" style:font-name-complex="Georgi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Georgia1" style:font-size-asian="18pt" style:font-style-asian="normal" style:font-weight-asian="normal" style:font-name-complex="Georgi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roid Sans Fallback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2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6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лассиф</text:span><text:span text:style-name="T1">икатор </text:span></text:p>
            <text:p><text:span text:style-name="T1">логистич</text:span><text:span text:style-name="T1">еская </text:span><text:span text:style-name="T1">регресси</text:span><text:span text:style-name="T1">я <text:s/>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96D3FD823AE93D79.png" xlink:type="simple" xlink:show="embed" xlink:actuate="onLoad" loext:mime-type="image/png">
            <text:p/>
          </draw:image>
        </draw:frame>
        <draw:frame draw:style-name="gr3" draw:text-style-name="P4" draw:layer="layout" svg:width="10.839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7" draw:layer="layout" svg:width="1.2cm" svg:height="1.2cm" svg:x="6.2cm" svg:y="5.8cm">
          <text:p text:style-name="P7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7.6cm">
          <text:p text:style-name="P7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10.2cm">
          <text:p text:style-name="P7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6cm" svg:height="1.6cm" svg:x="10.4cm" svg:y="6.8cm">
          <text:p text:style-name="P7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8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9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10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12" xml:id="id1" draw:id="id1" draw:layer="layout" svg:width="11.104cm" svg:height="1.4cm" svg:x="10.896cm" svg:y="4.2cm">
          <text:p text:style-name="P11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" draw:id="id3" draw:layer="layout" svg:width="8.688cm" svg:height="2.8cm" svg:x="10.8cm" svg:y="10.8cm">
          <text:p text:style-name="P7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4" draw:id="id4" draw:layer="layout" svg:width="4cm" svg:height="2.2cm" svg:x="19.8cm" svg:y="13.8cm">
          <text:p text:style-name="P14"><text:span text:style-name="T18">конец </text:span></text:p>
          <text:p text:style-name="P1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13">значение </text:span></text:p>
          <text:p text:style-name="P7"><text:span text:style-name="T13">градиента </text:span></text:p>
          <text:p text:style-name="P7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13">корректируем </text:span></text:p>
          <text:p text:style-name="P7"><text:span text:style-name="T13">параметры </text:span></text:p>
          <text:p text:style-name="P7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6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с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18.028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7" draw:layer="layout" svg:width="25.199cm" svg:height="15.2cm" svg:x="1.4cm" svg:y="4cm" presentation:class="subtitle" presentation:user-transformed="true">
          <draw:text-box>
            <text:p text:style-name="P4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20" draw:layer="layout" svg:width="25.4cm" svg:height="6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 text:style-name="P18"><text:span text:style-name="T22"/></text:p>
            <text:p text:style-name="P19"><text:span text:style-name="T24">Борисов Е.С. Классификатор на основе логистической регрессии.</text:span></text:p>
            <text:p text:style-name="P19"><text:span text:style-name="T23">http://mechanoid.su/ml-regression-class.html</text:span></text:p>
            <text:p text:style-name="P19"><text:span text:style-name="T23"/></text:p>
            <text:p text:style-name="P19"><text:span text:style-name="T25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2" draw:text-style-name="P22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21">sklearn.datasets</text:p>
            <text:p text:style-name="P4">UCI Repository</text:p>
            <text:p text:style-name="P4">kaggle</text:p>
          </draw:text-box>
        </draw:frame>
        <draw:frame draw:style-name="gr33" draw:text-style-name="P24" draw:layer="layout" svg:width="20cm" svg:height="7.64cm" svg:x="4.2cm" svg:y="10.981cm">
          <draw:text-box>
            <text:p text:style-name="P23"><text:span text:style-name="T26">задание</text:span></text:p>
            <text:p text:style-name="P23"><text:span text:style-name="T26"/></text:p>
            <text:p text:style-name="P23"><text:span text:style-name="T27">выбрать данные в репозитории UCI </text:span></text:p>
            <text:p text:style-name="P23"><text:span text:style-name="T27">( </text:span><text:span text:style-name="T28">https://archive.ics.uci.edu/ml</text:span><text:span text:style-name="T27"> )</text:span></text:p>
            <text:p text:style-name="P23"><text:span text:style-name="T27"/></text:p>
            <text:p text:style-name="P23"><text:span text:style-name="T27">реализовать для них логрегрессию</text:span></text:p>
            <text:p text:style-name="P23"><text:span text:style-name="T27"/></text:p>
            <text:p text:style-name="P23"><text:span text:style-name="T27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Ubuntu Condensed1" svg:font-family="'Ubuntu Condensed'"/>
    <style:font-face style:name="DejaVu Sans1" svg:font-family="'DejaVu Sans'" style:font-family-generic="swiss"/>
    <style:font-face style:name="Georgia" svg:font-family="Georgia" style:font-family-generic="swiss"/>
    <style:font-face style:name="DejaVu Sans3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3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5T13:44:23.863974568</dc:date>
    <meta:editing-duration>PT17H22M39S</meta:editing-duration>
    <meta:editing-cycles>233</meta:editing-cycles>
    <meta:generator>LibreOffice/6.4.2.2$Linux_X86_64 LibreOffice_project/40$Build-2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